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07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9634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311in"/>
    </style:style>
    <style:style style:name="co8" style:family="table-column">
      <style:table-column-properties fo:break-before="auto" style:column-width="0.3661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0.4689in"/>
    </style:style>
    <style:style style:name="co11" style:family="table-column">
      <style:table-column-properties fo:break-before="auto" style:column-width="0.5335in"/>
    </style:style>
    <style:style style:name="co12" style:family="table-column">
      <style:table-column-properties fo:break-before="auto" style:column-width="0.3945in"/>
    </style:style>
    <style:style style:name="co13" style:family="table-column">
      <style:table-column-properties fo:break-before="auto" style:column-width="0.7472in"/>
    </style:style>
    <style:style style:name="co14" style:family="table-column">
      <style:table-column-properties fo:break-before="auto" style:column-width="0.8028in"/>
    </style:style>
    <style:style style:name="co15" style:family="table-column">
      <style:table-column-properties fo:break-before="auto" style:column-width="0.7382in"/>
    </style:style>
    <style:style style:name="co16" style:family="table-column">
      <style:table-column-properties fo:break-before="auto" style:column-width="0.7283in"/>
    </style:style>
    <style:style style:name="co17" style:family="table-column">
      <style:table-column-properties fo:break-before="auto" style:column-width="0.7752in"/>
    </style:style>
    <style:style style:name="co18" style:family="table-column">
      <style:table-column-properties fo:break-before="auto" style:column-width="0.8402in"/>
    </style:style>
    <style:style style:name="co19" style:family="table-column">
      <style:table-column-properties fo:break-before="auto" style:column-width="0.7661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10" table:visibility="collapse" table:default-cell-style-name="Default"/>
        <table:table-column table:style-name="co7" table:visibility="collapse" table:default-cell-style-name="Default"/>
        <table:table-column table:style-name="co11" table:visibility="collapse" table:number-columns-repeated="3" table:default-cell-style-name="Default"/>
        <table:table-column table:style-name="co10" table:default-cell-style-name="Default"/>
        <table:table-column table:style-name="co12" table:visibility="collapse" table:default-cell-style-name="Default"/>
        <table:table-column table:style-name="co7" table:visibility="collapse" table:default-cell-style-name="Default"/>
        <table:table-column table:style-name="co4" table:default-cell-style-name="Default"/>
        <table:table-column table:style-name="co7" table:visibility="collapse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20" table:number-columns-repeated="98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bcU</text:p>
          </table:table-cell>
          <table:table-cell table:style-name="ce1" office:value-type="string">
            <text:p>fgcU</text:p>
          </table:table-cell>
          <table:table-cell table:style-name="ce1" office:value-type="string">
            <text:p>wtc4U</text:p>
          </table:table-cell>
          <table:table-cell table:style-name="ce1" office:value-type="string">
            <text:p>wtc5U</text:p>
          </table:table-cell>
          <table:table-cell table:style-name="ce1" office:value-type="string">
            <text:p>wtc6U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infU</text:p>
          </table:table-cell>
          <table:table-cell table:style-name="ce1" office:value-type="string">
            <text:p>louU</text:p>
          </table:table-cell>
          <table:table-cell table:style-name="ce1" office:value-type="string">
            <text:p>optU</text:p>
          </table:table-cell>
          <table:table-cell table:style-name="ce1" office:value-type="string">
            <text:p>eigU</text:p>
          </table:table-cell>
          <table:table-cell table:style-name="ce1" office:value-type="string">
            <text:p>ebcW</text:p>
          </table:table-cell>
          <table:table-cell table:style-name="ce1" office:value-type="string">
            <text:p>fgcW</text:p>
          </table:table-cell>
          <table:table-cell table:style-name="ce1" office:value-type="string">
            <text:p>wtc4W</text:p>
          </table:table-cell>
          <table:table-cell table:style-name="ce1" office:value-type="string">
            <text:p>wtc5W</text:p>
          </table:table-cell>
          <table:table-cell table:style-name="ce1" office:value-type="string">
            <text:p>wtc6W</text:p>
          </table:table-cell>
          <table:table-cell table:style-name="ce1" office:value-type="string">
            <text:p>sgcW</text:p>
          </table:table-cell>
          <table:table-cell table:style-name="ce1" office:value-type="string">
            <text:p>infW</text:p>
          </table:table-cell>
          <table:table-cell table:style-name="ce1" office:value-type="string">
            <text:p>louW</text:p>
          </table:table-cell>
          <table:table-cell table:style-name="ce1" office:value-type="string">
            <text:p>optW</text:p>
          </table:table-cell>
          <table:table-cell table:style-name="ce1" office:value-type="string">
            <text:p>eigW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BL</text:p>
          </table:table-cell>
          <table:table-cell office:value-type="string">
            <text:p>Blachevelle</text:p>
          </table:table-cell>
          <table:table-cell office:value-type="string">
            <text:p>Blachevelle, Parisian student, lover of Favourit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DA</text:p>
          </table:table-cell>
          <table:table-cell office:value-type="string">
            <text:p>Dahlia</text:p>
          </table:table-cell>
          <table:table-cell office:value-type="string">
            <text:p>Dahlia, mistress of Listoli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FA</text:p>
          </table:table-cell>
          <table:table-cell office:value-type="string">
            <text:p>Fameuil</text:p>
          </table:table-cell>
          <table:table-cell office:value-type="string">
            <text:p>Fameuil, Parisian student, lover of <text:s/>Zéphin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FB</text:p>
          </table:table-cell>
          <table:table-cell office:value-type="string">
            <text:p>Barber</text:p>
          </table:table-cell>
          <table:table-cell office:value-type="string">
            <text:p>Barber to whom Fantine sells her hair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FD</text:p>
          </table:table-cell>
          <table:table-cell office:value-type="string">
            <text:p>Furniture seller</text:p>
          </table:table-cell>
          <table:table-cell office:value-type="string">
            <text:p>Secondhand dealer who sold furniture to Fantin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FL</text:p>
          </table:table-cell>
          <table:table-cell office:value-type="string">
            <text:p>Landlord</text:p>
          </table:table-cell>
          <table:table-cell office:value-type="string">
            <text:p>Fantine's landlor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FN</text:p>
          </table:table-cell>
          <table:table-cell office:value-type="string">
            <text:p>Fantine</text:p>
          </table:table-cell>
          <table:table-cell office:value-type="string">
            <text:p>Fantine, mistress of Tholomyè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FT</text:p>
          </table:table-cell>
          <table:table-cell office:value-type="string">
            <text:p>Tholomyès</text:p>
          </table:table-cell>
          <table:table-cell office:value-type="string">
            <text:p>Tholomyès, Parisian student, lover of Fantin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FV</text:p>
          </table:table-cell>
          <table:table-cell office:value-type="string">
            <text:p>Favourite</text:p>
          </table:table-cell>
          <table:table-cell office:value-type="string">
            <text:p>Favourite, mistress of Blachevell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ID</text:p>
          </table:table-cell>
          <table:table-cell table:number-columns-repeated="2" office:value-type="string">
            <text:p>Itinerant dentist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LI</text:p>
          </table:table-cell>
          <table:table-cell office:value-type="string">
            <text:p>Listolier</text:p>
          </table:table-cell>
          <table:table-cell office:value-type="string">
            <text:p>Listolier, Parisian student, lover of Dahlia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T</text:p>
          </table:table-cell>
          <table:table-cell office:value-type="string">
            <text:p>Marguerite</text:p>
          </table:table-cell>
          <table:table-cell office:value-type="string">
            <text:p>Marguerite, friend of Fantine in M-sur-M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NT</text:p>
          </table:table-cell>
          <table:table-cell office:value-type="string">
            <text:p>Thénardiers' neighbor</text:p>
          </table:table-cell>
          <table:table-cell office:value-type="string">
            <text:p>Neighbor of Thénardier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SF</text:p>
          </table:table-cell>
          <table:table-cell office:value-type="string">
            <text:p>Factory supervisor</text:p>
          </table:table-cell>
          <table:table-cell office:value-type="string">
            <text:p>Supervisor in M. Madeleine's factory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WB</text:p>
          </table:table-cell>
          <table:table-cell office:value-type="string">
            <text:p>Waiter</text:p>
          </table:table-cell>
          <table:table-cell office:value-type="string">
            <text:p>Waiter at Bombarda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ZE</text:p>
          </table:table-cell>
          <table:table-cell office:value-type="string">
            <text:p>Zephine</text:p>
          </table:table-cell>
          <table:table-cell office:value-type="string">
            <text:p>Zephine, mistress of Fameuil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BI</text:p>
          </table:table-cell>
          <table:table-cell office:value-type="string">
            <text:p>Bailiff</text:p>
          </table:table-cell>
          <table:table-cell office:value-type="string">
            <text:p>Bailiff in Arras's cour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M</text:p>
          </table:table-cell>
          <table:table-cell office:value-type="string">
            <text:p>Bamatabois</text:p>
          </table:table-cell>
          <table:table-cell office:value-type="string">
            <text:p>M. Bamatabois, idler of M-sur-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BR</text:p>
          </table:table-cell>
          <table:table-cell office:value-type="string">
            <text:p>Brevet</text:p>
          </table:table-cell>
          <table:table-cell office:value-type="string">
            <text:p>Brevet, convict in the galleys with Valje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C</text:p>
          </table:table-cell>
          <table:table-cell office:value-type="string">
            <text:p>Cochepaille</text:p>
          </table:table-cell>
          <table:table-cell office:value-type="string">
            <text:p>Cochepaille, convict in the galleys with Valje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H</text:p>
          </table:table-cell>
          <table:table-cell office:value-type="string">
            <text:p>Champmathieu</text:p>
          </table:table-cell>
          <table:table-cell office:value-type="string">
            <text:p>Champmathieu, accused thief mistaken for Valje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K</text:p>
          </table:table-cell>
          <table:table-cell office:value-type="string">
            <text:p>Defense counsel</text:p>
          </table:table-cell>
          <table:table-cell office:value-type="string">
            <text:p>Counsel for the defense in Champmathieu's tri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N</text:p>
          </table:table-cell>
          <table:table-cell office:value-type="string">
            <text:p>Chenildieu</text:p>
          </table:table-cell>
          <table:table-cell office:value-type="string">
            <text:p>Chenildieu, convict in the galleys with Valje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JU</text:p>
          </table:table-cell>
          <table:table-cell office:value-type="string">
            <text:p>Judge</text:p>
          </table:table-cell>
          <table:table-cell office:value-type="string">
            <text:p>Judge at the Arras cour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PA</text:p>
          </table:table-cell>
          <table:table-cell office:value-type="string">
            <text:p>Prosecuting attorney</text:p>
          </table:table-cell>
          <table:table-cell office:value-type="string">
            <text:p>Prosecuting attorney in Champmathieu tri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SC</text:p>
          </table:table-cell>
          <table:table-cell office:value-type="string">
            <text:p>M. Scaufflaire</text:p>
          </table:table-cell>
          <table:table-cell office:value-type="string">
            <text:p>M. Scaufflaire, keeper of horses and coaches in M-sur-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SD</text:p>
          </table:table-cell>
          <table:table-cell office:value-type="string">
            <text:p>Scaufflaire's wife</text:p>
          </table:table-cell>
          <table:table-cell office:value-type="string">
            <text:p>M. Scaufflaire's wife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AZ</text:p>
          </table:table-cell>
          <table:table-cell office:value-type="string">
            <text:p>Azelma</text:p>
          </table:table-cell>
          <table:table-cell office:value-type="string">
            <text:p>Azelma, daughter of the Thénardier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énardier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TH</text:p>
          </table:table-cell>
          <table:table-cell office:value-type="string">
            <text:p>Thénardier</text:p>
          </table:table-cell>
          <table:table-cell office:value-type="string">
            <text:p>Thénardier, innkeeper in Montfermeil, aka Jondrett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TM</text:p>
          </table:table-cell>
          <table:table-cell office:value-type="string">
            <text:p>Mme Thénardier</text:p>
          </table:table-cell>
          <table:table-cell office:value-type="string">
            <text:p>Madame Thénardier, wife of Thénardier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VI</text:p>
          </table:table-cell>
          <table:table-cell office:value-type="string">
            <text:p>Mme Victurnien</text:p>
          </table:table-cell>
          <table:table-cell office:value-type="string">
            <text:p>Mme Victurnien, snoop in M-sur-M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AA</text:p>
          </table:table-cell>
          <table:table-cell office:value-type="string">
            <text:p>Arras lawyer</text:p>
          </table:table-cell>
          <table:table-cell office:value-type="string">
            <text:p>Lawyer in Arras's cour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BC</text:p>
          </table:table-cell>
          <table:table-cell office:value-type="string">
            <text:p>Booking clerk</text:p>
          </table:table-cell>
          <table:table-cell office:value-type="string">
            <text:p>Booking clerk in Arras's cour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H</text:p>
          </table:table-cell>
          <table:table-cell office:value-type="string">
            <text:p>Stable boy</text:p>
          </table:table-cell>
          <table:table-cell office:value-type="string">
            <text:p>Stable boy in Hesd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W</text:p>
          </table:table-cell>
          <table:table-cell office:value-type="string">
            <text:p>Wheelright</text:p>
          </table:table-cell>
          <table:table-cell office:value-type="string">
            <text:p>Master Bourgaillard, wheelrigh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CE</text:p>
          </table:table-cell>
          <table:table-cell office:value-type="string">
            <text:p>Arras coachman</text:p>
          </table:table-cell>
          <table:table-cell office:value-type="string">
            <text:p>Coachman of the mail to Arra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CI</text:p>
          </table:table-cell>
          <table:table-cell office:value-type="string">
            <text:p>Cashier</text:p>
          </table:table-cell>
          <table:table-cell office:value-type="string">
            <text:p>Cashier at M.Madeleine's manufactory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DM</text:p>
          </table:table-cell>
          <table:table-cell office:value-type="string">
            <text:p>Dowager M-s-M</text:p>
          </table:table-cell>
          <table:table-cell office:value-type="string">
            <text:p>Dowager in M-sur-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DO</text:p>
          </table:table-cell>
          <table:table-cell office:value-type="string">
            <text:p>Foreman, Grasse</text:p>
          </table:table-cell>
          <table:table-cell office:value-type="string">
            <text:p>Distillery foreman in Grass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DS</text:p>
          </table:table-cell>
          <table:table-cell office:value-type="string">
            <text:p>Doctor M-s-M</text:p>
          </table:table-cell>
          <table:table-cell office:value-type="string">
            <text:p>Doctor in M-sur-M hospital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FF</text:p>
          </table:table-cell>
          <table:table-cell office:value-type="string">
            <text:p>Fauchelevent</text:p>
          </table:table-cell>
          <table:table-cell office:value-type="string">
            <text:p>Fauchelevent, failed notary turned carter in M-sur-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FM</text:p>
          </table:table-cell>
          <table:table-cell office:value-type="string">
            <text:p>Fisherman, Digne</text:p>
          </table:table-cell>
          <table:table-cell office:value-type="string">
            <text:p>Fisherman in Dig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GD</text:p>
          </table:table-cell>
          <table:table-cell office:value-type="string">
            <text:p>Gendarme, Digne</text:p>
          </table:table-cell>
          <table:table-cell office:value-type="string">
            <text:p>Gendarme in Dig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IK</text:p>
          </table:table-cell>
          <table:table-cell office:value-type="string">
            <text:p>Innkeeper's wife</text:p>
          </table:table-cell>
          <table:table-cell office:value-type="string">
            <text:p>Innkeeper's wife at Saint Po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IS</text:p>
          </table:table-cell>
          <table:table-cell office:value-type="string">
            <text:p>Isabeau</text:p>
          </table:table-cell>
          <table:table-cell office:value-type="string">
            <text:p>Isabeau, baker in Favero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JD</text:p>
          </table:table-cell>
          <table:table-cell office:value-type="string">
            <text:p>Jailer, Digne</text:p>
          </table:table-cell>
          <table:table-cell office:value-type="string">
            <text:p>Jailer in the prison of Dig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JL</text:p>
          </table:table-cell>
          <table:table-cell office:value-type="string">
            <text:p>Labarre</text:p>
          </table:table-cell>
          <table:table-cell office:value-type="string">
            <text:p>Labarre, innkeeper in Dig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KB</text:p>
          </table:table-cell>
          <table:table-cell office:value-type="string">
            <text:p>Kitchen boy</text:p>
          </table:table-cell>
          <table:table-cell office:value-type="string">
            <text:p>Kitchen boy at Labarre's in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KT</text:p>
          </table:table-cell>
          <table:table-cell office:value-type="string">
            <text:p>Tavern keeper</text:p>
          </table:table-cell>
          <table:table-cell office:value-type="string">
            <text:p>Tavern keeper in Dig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LR</text:p>
          </table:table-cell>
          <table:table-cell office:value-type="string">
            <text:p>Arras hotel keeper</text:p>
          </table:table-cell>
          <table:table-cell office:value-type="string">
            <text:p>Landlady at an Arras hote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D</text:p>
          </table:table-cell>
          <table:table-cell office:value-type="string">
            <text:p>Marie-Claude</text:p>
          </table:table-cell>
          <table:table-cell office:value-type="string">
            <text:p>Marie-Claude, neighbor of the Valjeans in Favero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R</text:p>
          </table:table-cell>
          <table:table-cell office:value-type="string">
            <text:p>Marquise de R</text:p>
          </table:table-cell>
          <table:table-cell office:value-type="string">
            <text:p>Marquise de R-, inhabitant of Dig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PD</text:p>
          </table:table-cell>
          <table:table-cell office:value-type="string">
            <text:p>Digne peasant</text:p>
          </table:table-cell>
          <table:table-cell office:value-type="string">
            <text:p>Peasant in Digne, whom Valjean asks for foo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PE</text:p>
          </table:table-cell>
          <table:table-cell table:number-columns-repeated="2" office:value-type="string">
            <text:p>Peasant's wif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PG</text:p>
          </table:table-cell>
          <table:table-cell office:value-type="string">
            <text:p>Petit Gervais</text:p>
          </table:table-cell>
          <table:table-cell office:value-type="string">
            <text:p>Petit Gervais, a chimney swee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PH</text:p>
          </table:table-cell>
          <table:table-cell office:value-type="string">
            <text:p>Priest, Digne</text:p>
          </table:table-cell>
          <table:table-cell office:value-type="string">
            <text:p>A priest on the road from Dig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PO</text:p>
          </table:table-cell>
          <table:table-cell office:value-type="string">
            <text:p>Portress, M-s-M</text:p>
          </table:table-cell>
          <table:table-cell office:value-type="string">
            <text:p>Portress of JV in M-sur-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PR</text:p>
          </table:table-cell>
          <table:table-cell table:number-columns-repeated="2" office:value-type="string">
            <text:p>Prison guar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PT</text:p>
          </table:table-cell>
          <table:table-cell office:value-type="string">
            <text:p>Postillion</text:p>
          </table:table-cell>
          <table:table-cell office:value-type="string">
            <text:p>Postillion, accompanying Valjean to Arra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RA</text:p>
          </table:table-cell>
          <table:table-cell office:value-type="string">
            <text:p>Arras resident</text:p>
          </table:table-cell>
          <table:table-cell office:value-type="string">
            <text:p>Resident of Arra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RM</text:p>
          </table:table-cell>
          <table:table-cell table:number-columns-repeated="2" office:value-type="string">
            <text:p>Road mend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SE</text:p>
          </table:table-cell>
          <table:table-cell office:value-type="string">
            <text:p>Saint Pol Servant girl</text:p>
          </table:table-cell>
          <table:table-cell office:value-type="string">
            <text:p>Servant girl in Saint Po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SG</text:p>
          </table:table-cell>
          <table:table-cell office:value-type="string">
            <text:p>Police sergeant M-s-M</text:p>
          </table:table-cell>
          <table:table-cell office:value-type="string">
            <text:p>Police sergeant in M-sur-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SM</text:p>
          </table:table-cell>
          <table:table-cell office:value-type="string">
            <text:p>Hospital servant</text:p>
          </table:table-cell>
          <table:table-cell office:value-type="string">
            <text:p>Servant at the hospital in M-sur-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SP</text:p>
          </table:table-cell>
          <table:table-cell office:value-type="string">
            <text:p>Sister Perpétue</text:p>
          </table:table-cell>
          <table:table-cell office:value-type="string">
            <text:p>Sister Perpétue, nun at infirmary in M-sur-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SS</text:p>
          </table:table-cell>
          <table:table-cell office:value-type="string">
            <text:p>Sister Simplice</text:p>
          </table:table-cell>
          <table:table-cell office:value-type="string">
            <text:p>Sister Simplice, nun at infirmary in M-sur-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TE</text:p>
          </table:table-cell>
          <table:table-cell table:number-columns-repeated="2" office:value-type="string">
            <text:p>German teamst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WH</text:p>
          </table:table-cell>
          <table:table-cell office:value-type="string">
            <text:p>Old woman</text:p>
          </table:table-cell>
          <table:table-cell office:value-type="string">
            <text:p>Old woman in Hesd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WI</text:p>
          </table:table-cell>
          <table:table-cell table:number-columns-repeated="2" office:value-type="string">
            <text:p>Old woman's s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GG</text:p>
          </table:table-cell>
          <table:table-cell office:value-type="string">
            <text:p>Conventionist</text:p>
          </table:table-cell>
          <table:table-cell office:value-type="string">
            <text:p>G--, a Convenionist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SB</text:p>
          </table:table-cell>
          <table:table-cell office:value-type="string">
            <text:p>Shepherd boy</text:p>
          </table:table-cell>
          <table:table-cell office:value-type="string">
            <text:p>Shepherd boy, serves G-- the conventionist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A</text:p>
          </table:table-cell>
          <table:table-cell office:value-type="string">
            <text:p>Curé, Digne</text:p>
          </table:table-cell>
          <table:table-cell office:value-type="string">
            <text:p>Curé in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B</text:p>
          </table:table-cell>
          <table:table-cell office:value-type="string">
            <text:p>Mountain curé</text:p>
          </table:table-cell>
          <table:table-cell office:value-type="string">
            <text:p>Curé in the mountains near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CD</text:p>
          </table:table-cell>
          <table:table-cell office:value-type="string">
            <text:p>Condemned to death</text:p>
          </table:table-cell>
          <table:table-cell office:value-type="string">
            <text:p>Man condemned to deat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L</text:p>
          </table:table-cell>
          <table:table-cell office:value-type="string">
            <text:p>Countess de Lô</text:p>
          </table:table-cell>
          <table:table-cell office:value-type="string">
            <text:p>Countess de Lô, distant relative of Myri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V</text:p>
          </table:table-cell>
          <table:table-cell office:value-type="string">
            <text:p>Cravatte</text:p>
          </table:table-cell>
          <table:table-cell office:value-type="string">
            <text:p>Cravatte, mountain band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GE</text:p>
          </table:table-cell>
          <table:table-cell office:value-type="string">
            <text:p>Géborand</text:p>
          </table:table-cell>
          <table:table-cell office:value-type="string">
            <text:p>Géborand, retired merchant of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HD</text:p>
          </table:table-cell>
          <table:table-cell office:value-type="string">
            <text:p>Hospital director</text:p>
          </table:table-cell>
          <table:table-cell office:value-type="string">
            <text:p>Hospital director in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B</text:p>
          </table:table-cell>
          <table:table-cell office:value-type="string">
            <text:p>Mlle Baptistine</text:p>
          </table:table-cell>
          <table:table-cell office:value-type="string">
            <text:p>Mlle Baptistine, sister of Myri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C</text:p>
          </table:table-cell>
          <table:table-cell office:value-type="string">
            <text:p>Champtercier</text:p>
          </table:table-cell>
          <table:table-cell office:value-type="string">
            <text:p>Marquis de Champtercier, ultra-royalist in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E</text:p>
          </table:table-cell>
          <table:table-cell office:value-type="string">
            <text:p>Mme Magloire</text:p>
          </table:table-cell>
          <table:table-cell office:value-type="string">
            <text:p>Mme Magloire, housekeeper to Myri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H</text:p>
          </table:table-cell>
          <table:table-cell office:value-type="string">
            <text:p>Chastelar mayor</text:p>
          </table:table-cell>
          <table:table-cell office:value-type="string">
            <text:p>Mayor of Chastel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S</text:p>
          </table:table-cell>
          <table:table-cell office:value-type="string">
            <text:p>Mayor of Senez</text:p>
          </table:table-cell>
          <table:table-cell office:value-type="string">
            <text:p>Mayor of Sene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Y</text:p>
          </table:table-cell>
          <table:table-cell office:value-type="string">
            <text:p>Bishop Myriel</text:p>
          </table:table-cell>
          <table:table-cell office:value-type="string">
            <text:p>M. Myriel, Bishop of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NP</text:p>
          </table:table-cell>
          <table:table-cell office:value-type="string">
            <text:p>Napoleon</text:p>
          </table:table-cell>
          <table:table-cell office:value-type="string">
            <text:p>Napoleon, Emperor of Fra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SN</text:p>
          </table:table-cell>
          <table:table-cell office:value-type="string">
            <text:p>Senator</text:p>
          </table:table-cell>
          <table:table-cell office:value-type="string">
            <text:p>Senator, Count ***, in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TR</text:p>
          </table:table-cell>
          <table:table-cell office:value-type="string">
            <text:p>Three gendarmes</text:p>
          </table:table-cell>
          <table:table-cell office:value-type="string">
            <text:p>Three gendarmes, arrested Valje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VB</text:p>
          </table:table-cell>
          <table:table-cell office:value-type="string">
            <text:p>Mme Boischevron</text:p>
          </table:table-cell>
          <table:table-cell office:value-type="string">
            <text:p>Mme Boischevron, friend and correspondent of Mlle Baptist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JM</text:p>
          </table:table-cell>
          <table:table-cell office:value-type="string">
            <text:p>Valjean's sister</text:p>
          </table:table-cell>
          <table:table-cell office:value-type="string">
            <text:p>Jeanne, sister of Valjea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JN</text:p>
          </table:table-cell>
          <table:table-cell office:value-type="string">
            <text:p>Sister's son</text:p>
          </table:table-cell>
          <table:table-cell office:value-type="string">
            <text:p>Youngest son of Valjean's sist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KD</text:p>
          </table:table-cell>
          <table:table-cell office:value-type="string">
            <text:p>Door keeper</text:p>
          </table:table-cell>
          <table:table-cell office:value-type="string">
            <text:p>Door keeper at a Paris bindery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</table:table>
      <table:database-ranges>
        <table:database-range table:target-range-address="Sheet1.A1:Sheet1.V1048576">
          <table:sort>
            <table:sort-by table:field-number="18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0/16/2015</text:date>, <text:time>15:5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5-10-16T15:58:34</dc:date>
    <dc:creator>Sergei Kalugin</dc:creator>
    <meta:editing-duration>PT33M38S</meta:editing-duration>
    <meta:editing-cycles>3</meta:editing-cycles>
    <meta:document-statistic meta:table-count="1" meta:cell-count="2208" meta:object-count="0"/>
  </office:meta>
</office:document-meta>
</file>